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text-properties officeooo:paragraph-rsid="00066179"/>
    </style:style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1">
      <style:paragraph-properties fo:margin-top="0cm" fo:margin-bottom="0cm" style:contextual-spacing="false"/>
    </style:style>
    <style:style style:name="P41" style:family="paragraph" style:parent-style-name="Text_20_body" style:list-style-name="L2">
      <style:paragraph-properties fo:margin-top="0cm" fo:margin-bottom="0cm" style:contextual-spacing="false"/>
    </style:style>
    <style:style style:name="P42" style:family="paragraph" style:parent-style-name="Text_20_body" style:list-style-name="L5">
      <style:paragraph-properties fo:margin-top="0cm" fo:margin-bottom="0cm" style:contextual-spacing="false"/>
    </style:style>
    <style:style style:name="P43" style:family="paragraph" style:parent-style-name="Text_20_body" style:list-style-name="L6">
      <style:paragraph-properties fo:margin-top="0cm" fo:margin-bottom="0cm" style:contextual-spacing="false"/>
    </style:style>
    <style:style style:name="P44" style:family="paragraph" style:parent-style-name="Text_20_body" style:list-style-name="L7">
      <style:paragraph-properties fo:margin-top="0cm" fo:margin-bottom="0cm" style:contextual-spacing="false"/>
    </style:style>
    <style:style style:name="P45" style:family="paragraph" style:parent-style-name="Text_20_body" style:list-style-name="L8">
      <style:paragraph-properties fo:margin-top="0cm" fo:margin-bottom="0cm" style:contextual-spacing="false"/>
    </style:style>
    <style:style style:name="P46" style:family="paragraph" style:parent-style-name="Text_20_body" style:list-style-name="L9">
      <style:paragraph-properties fo:margin-top="0cm" fo:margin-bottom="0cm" style:contextual-spacing="false"/>
    </style:style>
    <style:style style:name="P47" style:family="paragraph" style:parent-style-name="Text_20_body" style:list-style-name="L10">
      <style:paragraph-properties fo:margin-top="0cm" fo:margin-bottom="0cm" style:contextual-spacing="false"/>
    </style:style>
    <style:style style:name="P48" style:family="paragraph" style:parent-style-name="Text_20_body" style:list-style-name="L11">
      <style:paragraph-properties fo:margin-top="0cm" fo:margin-bottom="0cm" style:contextual-spacing="false"/>
    </style:style>
    <style:style style:name="P49" style:family="paragraph" style:parent-style-name="Text_20_body" style:list-style-name="L12">
      <style:paragraph-properties fo:margin-top="0cm" fo:margin-bottom="0cm" style:contextual-spacing="false"/>
    </style:style>
    <style:style style:name="P50" style:family="paragraph" style:parent-style-name="Text_20_body" style:list-style-name="L13">
      <style:paragraph-properties fo:margin-top="0cm" fo:margin-bottom="0cm" style:contextual-spacing="false"/>
    </style:style>
    <style:style style:name="P51" style:family="paragraph" style:parent-style-name="Text_20_body" style:list-style-name="L15">
      <style:paragraph-properties fo:margin-top="0cm" fo:margin-bottom="0cm" style:contextual-spacing="false"/>
    </style:style>
    <style:style style:name="P52" style:family="paragraph" style:parent-style-name="Text_20_body" style:list-style-name="L16">
      <style:paragraph-properties fo:margin-top="0cm" fo:margin-bottom="0cm" style:contextual-spacing="false"/>
    </style:style>
    <style:style style:name="P53" style:family="paragraph" style:parent-style-name="Text_20_body" style:list-style-name="L20">
      <style:paragraph-properties fo:margin-top="0cm" fo:margin-bottom="0cm" style:contextual-spacing="false"/>
    </style:style>
    <style:style style:name="P54" style:family="paragraph" style:parent-style-name="Text_20_body" style:list-style-name="L21">
      <style:paragraph-properties fo:margin-top="0cm" fo:margin-bottom="0cm" style:contextual-spacing="false"/>
    </style:style>
    <style:style style:name="P55" style:family="paragraph" style:parent-style-name="Text_20_body" style:list-style-name="L24">
      <style:paragraph-properties fo:margin-top="0cm" fo:margin-bottom="0cm" style:contextual-spacing="false"/>
    </style:style>
    <style:style style:name="P56" style:family="paragraph" style:parent-style-name="Text_20_body" style:list-style-name="L25">
      <style:paragraph-properties fo:margin-top="0cm" fo:margin-bottom="0cm" style:contextual-spacing="false"/>
    </style:style>
    <style:style style:name="P57" style:family="paragraph" style:parent-style-name="Text_20_body" style:list-style-name="L26">
      <style:paragraph-properties fo:margin-top="0cm" fo:margin-bottom="0cm" style:contextual-spacing="false"/>
    </style:style>
    <style:style style:name="P58" style:family="paragraph" style:parent-style-name="Text_20_body" style:list-style-name="L27">
      <style:paragraph-properties fo:margin-top="0cm" fo:margin-bottom="0cm" style:contextual-spacing="false"/>
    </style:style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4">
      <style:paragraph-properties fo:margin-top="0cm" fo:margin-bottom="0cm" style:contextual-spacing="false"/>
    </style:style>
    <style:style style:name="P62" style:family="paragraph" style:parent-style-name="Text_20_body" style:list-style-name="L35">
      <style:paragraph-properties fo:margin-top="0cm" fo:margin-bottom="0cm" style:contextual-spacing="false"/>
    </style:style>
    <style:style style:name="P63" style:family="paragraph" style:parent-style-name="Text_20_body" style:list-style-name="L36">
      <style:paragraph-properties fo:margin-top="0cm" fo:margin-bottom="0cm" style:contextual-spacing="false"/>
    </style:style>
    <style:style style:name="P64" style:family="paragraph" style:parent-style-name="Text_20_body" style:list-style-name="L37">
      <style:paragraph-properties fo:margin-top="0cm" fo:margin-bottom="0cm" style:contextual-spacing="false"/>
    </style:style>
    <style:style style:name="P65" style:family="paragraph" style:parent-style-name="Text_20_body" style:list-style-name="L38">
      <style:paragraph-properties fo:margin-top="0cm" fo:margin-bottom="0cm" style:contextual-spacing="false"/>
    </style:style>
    <style:style style:name="P66" style:family="paragraph" style:parent-style-name="Heading_20_1">
      <style:text-properties officeooo:paragraph-rsid="00066179"/>
    </style:style>
    <style:style style:name="P67" style:family="paragraph" style:parent-style-name="Heading_20_1">
      <style:paragraph-properties fo:break-before="page"/>
      <style:text-properties officeooo:paragraph-rsid="00066179"/>
    </style:style>
    <style:style style:name="T1" style:family="text">
      <style:text-properties officeooo:rsid="0006617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<text:bookmark text:name="readme"/>Timeline plan <text:span text:style-name="T1">(on 29/1/13)</text:span></text:h>
      <text:section text:style-name="Sect1" text:name="Section1">
        <text:p text:style-name="Text_20_body"><text:span text:style-name="Strong_20_Emphasis">End of January</text:span>:</text:p>
        <text:p text:style-name="Text_20_body"><text:span text:style-name="Emphasis">Considerations</text:span>: Exams and coursework may leave me short of time.</text:p>
        <text:p text:style-name="Text_20_body"><text:span text:style-name="Emphasis">Targets</text:span>:</text:p>
        <text:list xml:id="list5154451592204174248" text:style-name="L10">
          <text:list-item>
            <text:p text:style-name="P47">Decide on, and have an overall knowledge on, the method of fluid dynamics simulation to use. </text:p>
          </text:list-item>
          <text:list-item>
            <text:p text:style-name="P11">Start work on the mesh code. </text:p>
          </text:list-item>
        </text:list>
        <text:p text:style-name="Text_20_body"><text:span text:style-name="Strong_20_Emphasis">End of February</text:span>:</text:p>
        <text:p text:style-name="Text_20_body"><text:span text:style-name="Emphasis">Targets</text:span>:</text:p>
        <text:list xml:id="list4083318889322744814" text:style-name="L11">
          <text:list-item>
            <text:p text:style-name="P48">Make a working demo of the mesh renderer. </text:p>
          </text:list-item>
          <text:list-item>
            <text:p text:style-name="P12">Start a prototype of fluid simulation </text:p>
          </text:list-item>
        </text:list>
        <text:p text:style-name="Text_20_body"><text:span text:style-name="Strong_20_Emphasis">End of March</text:span>:</text:p>
        <text:p text:style-name="Text_20_body"><text:span text:style-name="Emphasis">Targets</text:span>:</text:p>
        <text:list xml:id="list2073295541588246481" text:style-name="L12">
          <text:list-item>
            <text:p text:style-name="P49">Create landscape meshes </text:p>
          </text:list-item>
          <text:list-item>
            <text:p text:style-name="P13">Improve on fluid simulation </text:p>
          </text:list-item>
        </text:list>
        <text:p text:style-name="Text_20_body"><text:span text:style-name="Strong_20_Emphasis">End of April</text:span>:</text:p>
        <text:p text:style-name="Text_20_body"><text:span text:style-name="Emphasis">Targets</text:span>:</text:p>
        <text:list xml:id="list7611895138641717785" text:style-name="L13">
          <text:list-item>
            <text:p text:style-name="P50">Finish a prototype of fluid simulation </text:p>
          </text:list-item>
          <text:list-item>
            <text:p text:style-name="P14">Assess the result (with initial feedback from others) </text:p>
          </text:list-item>
        </text:list>
        <text:p text:style-name="Text_20_body"><text:span text:style-name="Strong_20_Emphasis">End of May</text:span>:</text:p>
        <text:p text:style-name="Text_20_body"><text:span text:style-name="Emphasis">Considerations</text:span>: Exams will leave me short of time</text:p>
        <text:p text:style-name="Text_20_body"><text:span text:style-name="Emphasis">Targets</text:span>:</text:p>
        <text:list xml:id="list8776264811836016596" text:style-name="L14">
          <text:list-item>
            <text:p text:style-name="P15">Improve on fluid simulation (change tack if prototype not successful) </text:p>
          </text:list-item>
        </text:list>
        <text:p text:style-name="Text_20_body"><text:span text:style-name="Strong_20_Emphasis">End of June</text:span>:</text:p>
        <text:p text:style-name="Text_20_body"><text:span text:style-name="Emphasis">Considerations</text:span>: Exams will leave me short of time</text:p>
        <text:p text:style-name="Text_20_body"><text:span text:style-name="Emphasis">Targets</text:span>:</text:p>
        <text:list xml:id="list179041814828276563" text:style-name="L15">
          <text:list-item>
            <text:p text:style-name="P51">Improve on fluid simulation </text:p>
          </text:list-item>
          <text:list-item>
            <text:p text:style-name="P51">Add fluid effects </text:p>
          </text:list-item>
          <text:list-item>
            <text:p text:style-name="P51">Add mesh scenery </text:p>
          </text:list-item>
          <text:list-item>
            <text:p text:style-name="P16">Assess the result (with feedback from others) </text:p>
          </text:list-item>
        </text:list>
        <text:p text:style-name="Text_20_body"><text:span text:style-name="Strong_20_Emphasis">End of July</text:span>:</text:p>
        <text:p text:style-name="Text_20_body"><text:span text:style-name="Emphasis">Considerations</text:span>: Summer holidays</text:p>
        <text:p text:style-name="Text_20_body"><text:span text:style-name="Emphasis">Targets</text:span>:</text:p>
        <text:list xml:id="list3574181159998841764" text:style-name="L16">
          <text:list-item>
            <text:p text:style-name="P52">Finish fluid simulation </text:p>
          </text:list-item>
          <text:list-item>
            <text:p text:style-name="P52">Polish demo: add effects and decorations </text:p>
          </text:list-item>
          <text:list-item>
            <text:p text:style-name="P17">Look for / try to make some accompanying music? </text:p>
          </text:list-item>
        </text:list>
        <text:p text:style-name="Text_20_body"><text:span text:style-name="Strong_20_Emphasis">End of August</text:span>:</text:p>
        <text:p text:style-name="Text_20_body"><text:soft-page-break/><text:span text:style-name="Emphasis">Considerations</text:span>: Summer holidays</text:p>
        <text:p text:style-name="Text_20_body"><text:span text:style-name="Emphasis">Targets</text:span>:</text:p>
        <text:list xml:id="list7189896126662067207" text:style-name="L17">
          <text:list-item>
            <text:p text:style-name="P18">Polish demo: add effects </text:p>
          </text:list-item>
        </text:list>
        <text:p text:style-name="Text_20_body"><text:span text:style-name="Strong_20_Emphasis">End of September</text:span>:</text:p>
        <text:p text:style-name="Text_20_body"><text:span text:style-name="Emphasis">Considerations</text:span>: UCAS applications may leave me short of time</text:p>
        <text:p text:style-name="Text_20_body"><text:span text:style-name="Emphasis">Targets</text:span>:</text:p>
        <text:list xml:id="list4930584963983614336" text:style-name="L18">
          <text:list-item>
            <text:p text:style-name="P19">Polish demo </text:p>
          </text:list-item>
        </text:list>
        <text:p text:style-name="Text_20_body"><text:span text:style-name="Strong_20_Emphasis">October</text:span>:</text:p>
        <text:p text:style-name="Text_20_body"><text:span text:style-name="Emphasis">Targets</text:span>:</text:p>
        <text:list xml:id="list7437861736692354787" text:style-name="L19">
          <text:list-item>
            <text:p text:style-name="P20">Polish demo </text:p>
          </text:list-item>
        </text:list>
        <text:p text:style-name="Text_20_body"><text:span text:style-name="Strong_20_Emphasis">Final submission by the second week of October</text:span></text:p>
      </text:section>
      <text:p text:style-name="P10"/>
      <text:h text:style-name="P67" text:outline-level="1">Timeline plan <text:span text:style-name="T1">(on 30/4/13)</text:span></text:h>
      <text:p text:style-name="Text_20_body">(Timeline created 14 January)</text:p>
      <text:p text:style-name="Text_20_body"><text:span text:style-name="Strong_20_Emphasis">End of January</text:span>:</text:p>
      <text:p text:style-name="Text_20_body"><text:span text:style-name="Emphasis">Considerations</text:span>: Exams and coursework may leave me short of time.</text:p>
      <text:p text:style-name="Text_20_body"><text:span text:style-name="Emphasis">Targets</text:span>:</text:p>
      <text:list xml:id="list2827866599207336861" text:style-name="L20">
        <text:list-item>
          <text:p text:style-name="P53">Decide on, and have an overall knowledge on, the method of fluid dynamics simulation to use. (done) </text:p>
        </text:list-item>
        <text:list-item>
          <text:p text:style-name="P21">Start work on the mesh code. (done) </text:p>
        </text:list-item>
      </text:list>
      <text:p text:style-name="Text_20_body"><text:span text:style-name="Strong_20_Emphasis">End of February</text:span>:</text:p>
      <text:p text:style-name="Text_20_body"><text:span text:style-name="Emphasis">Targets</text:span>:</text:p>
      <text:list xml:id="list1106126256101784192" text:style-name="L21">
        <text:list-item>
          <text:p text:style-name="P54">Make a working demo of the mesh renderer. (done) </text:p>
        </text:list-item>
        <text:list-item>
          <text:p text:style-name="P22">Start a prototype of fluid simulation (done, 7 March) </text:p>
        </text:list-item>
      </text:list>
      <text:p text:style-name="Text_20_body"><text:span text:style-name="Strong_20_Emphasis">End of March</text:span>:</text:p>
      <text:p text:style-name="Text_20_body"><text:span text:style-name="Emphasis">Targets</text:span>:</text:p>
      <text:list xml:id="list2619671350924313973" text:style-name="L22">
        <text:list-item>
          <text:p text:style-name="P23">Improve on fluid simulation (done) </text:p>
        </text:list-item>
      </text:list>
      <text:p text:style-name="Text_20_body"><text:span text:style-name="Strong_20_Emphasis">End of April</text:span>:</text:p>
      <text:p text:style-name="Text_20_body"><text:span text:style-name="Emphasis">Targets</text:span>:</text:p>
      <text:list xml:id="list1237084136482172797" text:style-name="L23">
        <text:list-item>
          <text:p text:style-name="P24">Research the method of cloth simulation to use (done) </text:p>
        </text:list-item>
      </text:list>
      <text:p text:style-name="Text_20_body">(Timeline revised 30 April from this point onwards)</text:p>
      <text:p text:style-name="Text_20_body"><text:span text:style-name="Strong_20_Emphasis">End of May</text:span>:</text:p>
      <text:p text:style-name="Text_20_body"><text:span text:style-name="Emphasis">Considerations</text:span>: Exams will leave me short of time</text:p>
      <text:p text:style-name="Text_20_body"><text:span text:style-name="Emphasis">Targets</text:span>:</text:p>
      <text:list xml:id="list737858081909448005" text:style-name="L24">
        <text:list-item>
          <text:p text:style-name="P55">Implement tessellated grid mesh (est. 6 hours) </text:p>
        </text:list-item>
        <text:list-item>
          <text:p text:style-name="P55">Implement constraints for mesh (est. 6 hours) </text:p>
        </text:list-item>
        <text:list-item>
          <text:p text:style-name="P55">Implement verlet integration (est. 6 hours) </text:p>
        </text:list-item>
        <text:list-item>
          <text:p text:style-name="P55">Create prototype of 3D cloth simulation using above (est. 10 hours) </text:p>
        </text:list-item>
        <text:list-item>
          <text:p text:style-name="P25">Create prototype of 3D fluid simulation using above (est. 4 hours) </text:p>
        </text:list-item>
      </text:list>
      <text:p text:style-name="Text_20_body"><text:span text:style-name="Strong_20_Emphasis">End of June</text:span>:</text:p>
      <text:p text:style-name="Text_20_body"><text:span text:style-name="Emphasis">Considerations</text:span>: Exams will leave me short of time</text:p>
      <text:p text:style-name="Text_20_body"><text:span text:style-name="Emphasis">Targets</text:span>:</text:p>
      <text:list xml:id="list5440624211383529175" text:style-name="L25">
        <text:list-item>
          <text:p text:style-name="P56">Implement camera perspective (est. 6 hours) </text:p>
        </text:list-item>
        <text:list-item>
          <text:p text:style-name="P56">Implement octrees (est. 12 hours) </text:p>
        </text:list-item>
        <text:list-item>
          <text:p text:style-name="P56">Cloth simulation collision detection using octrees (est. 8 hours) </text:p>
        </text:list-item>
        <text:list-item>
          <text:p text:style-name="P26">Assess the result (with initial feedback from others) </text:p>
        </text:list-item>
      </text:list>
      <text:p text:style-name="Text_20_body"><text:span text:style-name="Strong_20_Emphasis">End of July</text:span>:</text:p>
      <text:p text:style-name="Text_20_body"><text:span text:style-name="Emphasis">Considerations</text:span>: Summer schools will leave me short of time (only two weeks in this month!)</text:p>
      <text:p text:style-name="Text_20_body"><text:span text:style-name="Emphasis">Targets</text:span>:</text:p>
      <text:list xml:id="list7260246283028104486" text:style-name="L26">
        <text:list-item>
          <text:p text:style-name="P57"><text:soft-page-break/>Improve on fluid simulation </text:p>
        </text:list-item>
        <text:list-item>
          <text:p text:style-name="P57">Add fluid effects </text:p>
        </text:list-item>
        <text:list-item>
          <text:p text:style-name="P57">Improve on cloth simulation </text:p>
        </text:list-item>
        <text:list-item>
          <text:p text:style-name="P27">Assess the result (with feedback from others) </text:p>
        </text:list-item>
      </text:list>
      <text:p text:style-name="Text_20_body"><text:span text:style-name="Strong_20_Emphasis">End of August</text:span>:</text:p>
      <text:p text:style-name="Text_20_body"><text:span text:style-name="Emphasis">Targets</text:span>:</text:p>
      <text:list xml:id="list1564240110377917616" text:style-name="L27">
        <text:list-item>
          <text:p text:style-name="P58">Finish fluid simulation </text:p>
        </text:list-item>
        <text:list-item>
          <text:p text:style-name="P58">Polish demo: add effects and decorations </text:p>
        </text:list-item>
        <text:list-item>
          <text:p text:style-name="P28">Look for / try to make some accompanying music? </text:p>
        </text:list-item>
      </text:list>
      <text:p text:style-name="Text_20_body"><text:span text:style-name="Strong_20_Emphasis">End of September</text:span>:</text:p>
      <text:p text:style-name="Text_20_body"><text:span text:style-name="Emphasis">Considerations</text:span>: UCAS applications may leave me short of time</text:p>
      <text:p text:style-name="Text_20_body"><text:span text:style-name="Emphasis">Targets</text:span>:</text:p>
      <text:list xml:id="list7416641417900120374" text:style-name="L28">
        <text:list-item>
          <text:p text:style-name="P29">Polish demo </text:p>
        </text:list-item>
      </text:list>
      <text:p text:style-name="Text_20_body"><text:span text:style-name="Strong_20_Emphasis">October</text:span>:</text:p>
      <text:p text:style-name="Text_20_body"><text:span text:style-name="Emphasis">Targets</text:span>:</text:p>
      <text:list xml:id="list5940030053838062244" text:style-name="L29">
        <text:list-item>
          <text:p text:style-name="P30">Polish demo </text:p>
        </text:list-item>
      </text:list>
      <text:p text:style-name="Text_20_body"><text:span text:style-name="Strong_20_Emphasis">Final submission by the second week of October</text:span></text:p>
      <text:p text:style-name="P10"/>
      <text:h text:style-name="P67" text:outline-level="1">Timeline plan <text:span text:style-name="T1">(final, since 17/6/13)</text:span></text:h>
      <text:section text:style-name="Sect1" text:name="readme">
        <text:p text:style-name="P10">(Timeline created 14 January)</text:p>
        <text:p text:style-name="Text_20_body"><text:span text:style-name="Strong_20_Emphasis">End of January</text:span>:</text:p>
        <text:p text:style-name="Text_20_body"><text:span text:style-name="Emphasis">Considerations</text:span>: Exams and coursework may leave me short of time.</text:p>
        <text:p text:style-name="Text_20_body"><text:span text:style-name="Emphasis">Targets</text:span>:</text:p>
        <text:list xml:id="list4938760038333629930" text:style-name="L1">
          <text:list-item>
            <text:p text:style-name="P40">Decide on, and have an overall knowledge on, the method of fluid dynamics simulation to use. (done) </text:p>
          </text:list-item>
          <text:list-item>
            <text:p text:style-name="P1">Start work on the mesh code. (done) </text:p>
          </text:list-item>
        </text:list>
        <text:p text:style-name="Text_20_body"><text:span text:style-name="Strong_20_Emphasis">End of February</text:span>:</text:p>
        <text:p text:style-name="Text_20_body"><text:span text:style-name="Emphasis">Targets</text:span>:</text:p>
        <text:list xml:id="list9082450665528383322" text:style-name="L2">
          <text:list-item>
            <text:p text:style-name="P41">Make a working demo of the mesh renderer. (done) </text:p>
          </text:list-item>
          <text:list-item>
            <text:p text:style-name="P2">Start a prototype of fluid simulation (done, 7 March) </text:p>
          </text:list-item>
        </text:list>
        <text:p text:style-name="Text_20_body"><text:span text:style-name="Strong_20_Emphasis">End of March</text:span>:</text:p>
        <text:p text:style-name="Text_20_body"><text:span text:style-name="Emphasis">Targets</text:span>:</text:p>
        <text:list xml:id="list6412377286677667308" text:style-name="L3">
          <text:list-item>
            <text:p text:style-name="P3">Improve on fluid simulation (done) </text:p>
          </text:list-item>
        </text:list>
        <text:p text:style-name="Text_20_body"><text:span text:style-name="Strong_20_Emphasis">End of April</text:span>:</text:p>
        <text:p text:style-name="Text_20_body"><text:span text:style-name="Emphasis">Targets</text:span>:</text:p>
        <text:list xml:id="list984376497138823786" text:style-name="L4">
          <text:list-item>
            <text:p text:style-name="P4">Research the method of cloth simulation to use (done) </text:p>
          </text:list-item>
        </text:list>
        <text:p text:style-name="Text_20_body">(Timeline revised 30 April from this point onwards)</text:p>
        <text:p text:style-name="Text_20_body"><text:span text:style-name="Strong_20_Emphasis">End of May/June</text:span>:</text:p>
        <text:p text:style-name="Text_20_body"><text:span text:style-name="Emphasis">Considerations</text:span>: Exams will leave me short of time</text:p>
        <text:p text:style-name="Text_20_body"><text:span text:style-name="Emphasis">Targets</text:span>:</text:p>
        <text:list xml:id="list3447859885926096736" text:style-name="L5">
          <text:list-item>
            <text:p text:style-name="P42">Research linear algebra, representing 3D points and transformations as vectors, matrices and quaternions (done) </text:p>
          </text:list-item>
          <text:list-item>
            <text:p text:style-name="P5">Implement grid mesh (est. 6 hours) (done, 8/5/13) </text:p>
          </text:list-item>
        </text:list>
        <text:p text:style-name="Text_20_body">(Timeline revised 17 June from this point onwards)</text:p>
        <text:p text:style-name="Text_20_body"><text:span text:style-name="Strong_20_Emphasis">End of July</text:span>:</text:p>
        <text:p text:style-name="Text_20_body"><text:span text:style-name="Emphasis">Considerations</text:span>: Summer schools will leave me short of time (only two weeks in this month!)</text:p>
        <text:p text:style-name="Text_20_body"><text:span text:style-name="Emphasis">Targets</text:span>: </text:p>
        <text:list xml:id="list3914733795615831291" text:style-name="L6">
          <text:list-item>
            <text:p text:style-name="P43">Implement verlet integration (est. 6 hours) (done, 28/6/13) </text:p>
          </text:list-item>
          <text:list-item>
            <text:p text:style-name="P6">Create prototype of 3D fluid simulation (est. 4 hours) </text:p>
          </text:list-item>
        </text:list>
        <text:p text:style-name="Text_20_body"><text:span text:style-name="Strong_20_Emphasis">End of August</text:span>:</text:p>
        <text:p text:style-name="Text_20_body"><text:span text:style-name="Emphasis">Considerations</text:span>: Summer arrangements: I will only have one free week in August</text:p>
        <text:p text:style-name="Text_20_body"><text:span text:style-name="Emphasis">Targets</text:span>:</text:p>
        <text:list xml:id="list9180093136989085797" text:style-name="L7">
          <text:list-item>
            <text:p text:style-name="P44">Implement camera perspective (est. 4 hours) (done, 13/8/13) </text:p>
          </text:list-item>
          <text:list-item>
            <text:p text:style-name="P7">Review sources used and start writing up evaluations (started) </text:p>
          </text:list-item>
        </text:list>
        <text:p text:style-name="Text_20_body"><text:span text:style-name="Strong_20_Emphasis">End of September</text:span>:</text:p>
        <text:p text:style-name="Text_20_body"><text:soft-page-break/><text:span text:style-name="Emphasis">Considerations</text:span>: University applications may leave me short of time</text:p>
        <text:p text:style-name="Text_20_body"><text:span text:style-name="Emphasis">Targets</text:span>:</text:p>
        <text:list xml:id="list9059535238249754350" text:style-name="L8">
          <text:list-item>
            <text:p text:style-name="P45">Implement a bridge simulation game with verlet integration (done, 14/9/13) </text:p>
          </text:list-item>
          <text:list-item>
            <text:p text:style-name="P45">Assess the result of wave and physics demos with feedback from others (done, 15/9/13) </text:p>
          </text:list-item>
          <text:list-item>
            <text:p text:style-name="P45">Polish demo: add effects and decorations (done, added light effects 27/9/13) </text:p>
          </text:list-item>
          <text:list-item>
            <text:p text:style-name="P8">Prepare presentation (started) </text:p>
          </text:list-item>
        </text:list>
        <text:p text:style-name="Text_20_body"><text:span text:style-name="Strong_20_Emphasis">October</text:span>:</text:p>
        <text:p text:style-name="Text_20_body"><text:span text:style-name="Emphasis">Targets</text:span>:</text:p>
        <text:list xml:id="list441343602442490917" text:style-name="L9">
          <text:list-item>
            <text:p text:style-name="P46">Polish demo </text:p>
          </text:list-item>
          <text:list-item>
            <text:p text:style-name="P9">Finish presentation </text:p>
          </text:list-item>
        </text:list>
        <text:p text:style-name="Text_20_body"><text:span text:style-name="Strong_20_Emphasis">Final submission by the second week of October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Free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00:02:21.597985956</meta:creation-date>
    <dc:date>2013-10-07T00:07:50.622821148</dc:date>
    <meta:editing-duration>P0D</meta:editing-duration>
    <meta:editing-cycles>1</meta:editing-cycles>
    <meta:document-statistic meta:table-count="0" meta:image-count="0" meta:object-count="0" meta:page-count="6" meta:paragraph-count="146" meta:word-count="815" meta:character-count="4830" meta:non-whitespace-character-count="4160"/>
    <meta:generator>LibreOffice/4.1.1.2$Linux_X86_64 LibreOffice_project/410m0$Build-2</meta:generator>
  </office:meta>
</office:document-meta>
</file>